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3" style:family="paragraph" style:parent-style-name="Standard">
      <style:text-properties fo:font-weight="bold" officeooo:rsid="001ffb71" officeooo:paragraph-rsid="001ffb71" style:font-weight-asian="bold" style:font-weight-complex="bold"/>
    </style:style>
    <style:style style:name="P4" style:family="paragraph" style:parent-style-name="Standard">
      <style:text-properties fo:font-style="normal" fo:font-weight="bold" officeooo:rsid="001ffb71" officeooo:paragraph-rsid="001ffb71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text-position="0% 100%" fo:font-style="normal" fo:font-weight="bold" officeooo:rsid="001ffb71" officeooo:paragraph-rsid="001ffb71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1ffb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3">1</text:span>L<text:span text:style-name="T3">3</text:span> German</text:p>
      <text:p text:style-name="P2"/>
      <text:p text:style-name="P2"/>
      <text:p text:style-name="P2"/>
      <text:p text:style-name="P3">'a', 'an'<text:tab/><text:tab/>masculine<text:tab/><text:tab/>feminine<text:tab/><text:tab/>neutral<text:tab/><text:tab/>plural</text:p>
      <text:p text:style-name="P3"/>
      <text:p text:style-name="P3">subject<text:tab/><text:tab/><text:span text:style-name="T1">ein<text:tab/><text:tab/><text:tab/>eine<text:tab/><text:tab/><text:tab/>ein<text:tab/><text:tab/><text:tab/>keine (no)</text:span></text:p>
      <text:p text:style-name="P3"/>
      <text:p text:style-name="P3">direct object<text:tab/><text:tab/><text:span text:style-name="T1">einen<text:tab/><text:tab/><text:tab/>eine<text:tab/><text:tab/><text:tab/>ein<text:tab/><text:tab/><text:tab/>keine (no)</text:span></text:p>
      <text:p text:style-name="P3"><text:span text:style-name="T1"/></text:p>
      <text:p text:style-name="P3"><text:span text:style-name="T1"/></text:p>
      <text:p text:style-name="P3"><text:span text:style-name="T1">There is no plural form of “ein”. When an indefinite object is used in the plural, it either has no article or “keine” if it is negated. </text:span></text:p>
      <text:p text:style-name="P3"><text:span text:style-name="T1"/></text:p>
      <text:p text:style-name="P3"><text:span text:style-name="T1">“Ich habe Geld.” = I have (some) money.</text:span></text:p>
      <text:p text:style-name="P3"><text:span text:style-name="T1"><text:tab/></text:span><text:span text:style-name="T2">notice: lack of article.</text:span></text:p>
      <text:p text:style-name="P3"><text:span text:style-name="T2"/></text:p>
      <text:p text:style-name="P4"><text:span text:style-name="T1">“Ich habe kein Geld.” I have no money.</text:span></text:p>
      <text:p text:style-name="P4"><text:span text:style-name="T1"><text:tab/></text:span><text:span text:style-name="T2">notice: negation of indefinite object.</text:span></text:p>
      <text:p text:style-name="P4"><text:span text:style-name="T2"/></text:p>
      <text:p text:style-name="P5"/>
      <text:p text:style-name="P5">Ex:</text:p>
      <text:p text:style-name="P5"><text:tab/><text:span text:style-name="T1">There is a bank.<text:tab/><text:tab/></text:span>Es gibt eine Bank.</text:p>
      <text:p text:style-name="P5"><text:span text:style-name="T1"><text:tab/>There is an ATM.<text:tab/><text:tab/></text:span>Es gibt einen Geldautomat.</text:p>
      <text:p text:style-name="P5"><text:span text:style-name="T1"><text:tab/>There is a marketplace.<text:tab/></text:span>Es gibt einen Marktplatz.</text:p>
      <text:p text:style-name="P5"><text:span text:style-name="T1"><text:tab/>There is no stadium.<text:tab/><text:tab/></text:span>Es gibt kein Stadion.</text:p>
      <text:p text:style-name="P5"><text:span text:style-name="T1"><text:tab/>There is no post office.<text:tab/></text:span>Es gibt keine Post.</text:p>
      <text:p text:style-name="P5"><text:span text:style-name="T1"><text:tab/>There is no traffic.<text:tab/><text:tab/></text:span>Es gibt keinen Verkeh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2-05T13:06:09.982256002</dc:date>
    <meta:editing-duration>PT48M27S</meta:editing-duration>
    <meta:editing-cycles>10</meta:editing-cycles>
    <meta:generator>LibreOffice/4.4.7.2$Linux_X86_64 LibreOffice_project/40$Build-2</meta:generator>
    <meta:document-statistic meta:table-count="0" meta:image-count="0" meta:object-count="0" meta:page-count="1" meta:paragraph-count="16" meta:word-count="123" meta:character-count="690" meta:non-whitespace-character-count="552"/>
  </office:meta>
</office:document-meta>
</file>